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25-08-2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25-05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25-02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24-11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24-08-2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24-06-0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24-03-1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23-12-0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23-09-0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23-06-1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22-12-2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22-09-0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22-06-0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22-03-1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21-12-2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21-09-2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21-06-0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21-03-2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20-12-2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20-09-1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20-05-2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20-03-1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9-12-0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9-08-2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9-03-2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8-12-1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8-08-2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8-06-07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8-05-03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8-03-2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7-11-2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7-10-0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7-09-0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7-08-08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7-07-10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7-06-0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7-05-02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7-04-0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7-03-06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6-11-2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6-10-1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6-09-1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6-08-1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6-07-2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6-06-1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6-05-2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6-04-22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6-03-2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5-12-03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5-11-0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5-10-1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5-09-0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5-08-0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5-07-07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5-06-0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5-05-11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5-04-0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5-03-1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4-10-31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4-09-3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4-08-15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4-07-2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4-06-2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4-05-0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4-03-1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3-11-2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3-10-3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3-09-2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3-08-26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3-07-29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3-06-25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3-05-3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3-04-30 0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2-12-30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2-11-29 0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2-10-26 0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2-09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2-08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2-06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2-05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2-03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1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6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5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200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7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5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9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6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6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456</text:p>
          </table:table-cell>
          <table:table-cell office:value-type="string" calcext:value-type="string">
            <text:p>KRET nr Trimont, ROBERT OLSON</text:p>
          </table:table-cell>
          <table:table-cell office:value-type="string" calcext:value-type="string">
            <text:p>198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44" meta:object-count="0"/>
    <meta:user-defined meta:name="AppVersion">3.0</meta:user-defined>
  </office:meta>
</office:document-meta>
</file>